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Text_20_body">
      <style:text-properties fo:font-size="18pt" officeooo:paragraph-rsid="00042ad3" style:font-size-asian="18pt" style:font-size-complex="18pt"/>
    </style:style>
    <style:style style:name="P3" style:family="paragraph" style:parent-style-name="Text_20_body">
      <style:text-properties fo:color="#ce181e" fo:font-size="18pt" officeooo:paragraph-rsid="00042ad3" style:font-size-asian="18pt" style:font-size-complex="18pt"/>
    </style:style>
    <style:style style:name="P4" style:family="paragraph" style:parent-style-name="Text_20_body">
      <style:text-properties fo:color="#ed1c24" fo:font-size="18pt" officeooo:paragraph-rsid="00042ad3" style:font-size-asian="18pt" style:font-size-complex="18pt"/>
    </style:style>
    <style:style style:name="T1" style:family="text">
      <style:text-properties officeooo:rsid="00042ad3"/>
    </style:style>
    <style:style style:name="T2" style:family="text">
      <style:text-properties fo:color="#ce181e"/>
    </style:style>
    <style:style style:name="T3" style:family="text">
      <style:text-properties fo:color="#000000"/>
    </style:style>
    <style:style style:name="T4" style:family="text">
      <style:text-properties fo:color="#ed1c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.</text:span>What is the preprocessor in C? </text:p>
      <text:p text:style-name="P2">A: The preprocessor in C is a tool that processes source code before it is compiled, performing tasks such as text substitution, file inclusion, and conditional compilation. The preprocessor directives begin with a hash symbol (#) and are executed before the code is compiled. Examples of preprocessor directives include #include, #define, #ifdef, #ifndef, #if, #else, #elif, and #endif.</text:p>
      <text:p text:style-name="P3"><text:span text:style-name="T1">2.</text:span>What is a macro in C?</text:p>
      <text:p text:style-name="P2"><text:s/>A: A macro in C is a preprocessor directive that defines a symbol or expression that is substituted for a specific sequence of code. Macros are defined using the #define directive and can take arguments. Macros can be useful for simplifying repetitive code, encapsulating complex expressions, and providing a common interface to different platforms.</text:p>
      <text:p text:style-name="P3"><text:span text:style-name="T1">3.</text:span>What is conditional compilation in C? </text:p>
      <text:p text:style-name="P2">A: Conditional compilation in C is a preprocessor feature that allows code to be included or excluded based on certain conditions. Conditional compilation directives include #if, #else, #elif, and #endif. The conditions can be defined using macros, <text:span text:style-name="T3">constants, or other preprocessor directives, and the code is only compiled if the condition is true.</text:span></text:p>
      <text:p text:style-name="P3"><text:span text:style-name="T1">4.</text:span> What is the purpose of the #include directive in C?</text:p>
      <text:p text:style-name="P2"><text:s/>A: The #include directive in C is a preprocessor directive that inserts the contents of a header file into the source code. Header files contain declarations of functions, variables, and macros that are used in the program. The #include directive can be used to include standard library headers, system headers, or user-defined headers.</text:p>
      <text:p text:style-name="P4"><text:soft-page-break/><text:span text:style-name="T1">5.</text:span>What is the difference between #include "filename" and #include &lt;filename&gt;?</text:p>
      <text:p text:style-name="P2"><text:s/>A: The #include "filename" directive searches for the specified file in the current directory first, and then in the standard system directories. This is typically used for user-defined headers. The #include &lt;filename&gt; directive searches for the specified file only in the standard system directories. This is typically used for system headers.</text:p>
      <text:p text:style-name="P4"><text:span text:style-name="T1">6.</text:span>What is the purpose of the #define directive in C?</text:p>
      <text:p text:style-name="P2"><text:s/>A: The #define directive in C is a preprocessor directive that defines a symbol or expression that is substituted for a specific sequence of code. This is typically used for defining constants, <text:span text:style-name="T4">macros, or shorthand notation for long expressions.</text:span></text:p>
      <text:p text:style-name="P4"><text:span text:style-name="T1">7.</text:span>What is the purpose of the #ifdef and #ifndef directives in C? </text:p>
      <text:p text:style-name="P2">A: The #ifdef and #ifndef directives in C are preprocessor directives that test whether a macro has been defined or not. The #ifdef directive tests whether a macro has been defined, while the #ifndef directive tests whether a macro has not been defined. These directives are typically used for conditional compilation to include or exclude code based on the presence or absence of a macro.</text:p>
      <text:p text:style-name="P4"><text:span text:style-name="T1">8.</text:span>What is the purpose of the #pragma directive in C?</text:p>
      <text:p text:style-name="P2"><text:s/>A: The #pragma directive in C is a preprocessor directive that provides implementation-specific instructions to the compiler. Pragma directives are used for specifying optimization options, aligning data structures, or controlling code generation. The exact behavior of a pragma directive depends on the implementation of the compiler.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9T11:45:36.396539661</meta:creation-date>
    <dc:date>2023-03-09T12:10:26.957616409</dc:date>
    <meta:editing-duration>PT24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6" meta:word-count="490" meta:character-count="3135" meta:non-whitespace-character-count="2653"/>
  </office:meta>
</office:document-meta>
</file>